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home/iut : sudo snap install code --classic</text:p>
      <text:p text:style-name="P1">code 129500ee par Visual Studio Code (vscode✓) install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16" meta:character-count="99" meta:non-whitespace-character-count="86"/>
  </office:meta>
</office:document-meta>
</file>